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700000024C13959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2.25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 style:list-style-name="L4">
      <style:paragraph-properties fo:margin-left="2.25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 style:list-style-name="L5">
      <style:paragraph-properties fo:margin-left="2.25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6">
      <style:paragraph-properties fo:margin-left="2.25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2.251cm" fo:margin-right="0cm" fo:text-align="justify" style:justify-single-word="false" fo:text-indent="0cm" style:auto-text-indent="false"/>
      <style:text-properties style:font-name="UnB Offic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 Ambiente Escolar e as Teorias Didático-Pedagógicas</text:p>
      <text:p text:style-name="P2"/>
      <text:p text:style-name="P2">Com o objetivo de relacionar teorias didático-pedagógicas, a prática educacional e a necessária evolução do modelo de educação brasileiro realizou-se um trabalho de observação, pesquisa e acompanhamento do processo de educação em Instituição da Rede de Ensino Pública do Distrito Federal Escola Classe 03 e em Entidade Comunitária Centro de Cultura e Desenvolvimento (CEDEP) localizadas na Região Administrativa do Paranoá.</text:p>
      <text:p text:style-name="P2">O primeiro contato foi realizado no dia 23 de outubro, quando conversamos com o professor Isac Aguiar de Castro, diretor da Escola Classe 03 do Paranoá. Pedimos a permissão para a realização das atividades de acompanhamento das aulas e entrevistas com o corpo técnico e docente da escola.</text:p>
      <text:p text:style-name="P2">Dia 24 de outubro realizamos entrevista com o supervisor do turno noturno, Carlos Roberto da Silva, que nos mostrou a estrutura da escola, explicou a dinâmica e o funcionamento. Nos forneceu detalhes orçamentários e dos recursos que a escola recebe. No mesmo dia conversamos também com a professora Marta, professora de língua portuguesa, da EJA. Ela explicou-nos alguns detalhes sobre o planejamento das atividades. Ela nos informa também que há experiências entre os professores porém não há atividades frequentes para o <text:s/>planejamento de atividades. Informa que o relacionamento da escola com a comunidade é um dos principais fatores que motivam os adultos na alfabetização.</text:p>
      <text:p text:style-name="P2">Retornamos à escola no dia 27 de outubro. Fizemos o acompanhamento de uma aula de língua portuguesa, em uma das duas turmas do DF Alfabetizado, ministrada pela professora Claudete. A turma estava realizando a construção de um texto coletivo. Realizamos uma entrevista com a Professora Eva, coordenadora do DF Alfabetizado, que nos orientou sobre o projeto e as atividades que são realizadas.</text:p>
      <text:p text:style-name="P2">Na visita do dia 28 de outubro foi feito o acompanhamento da aula de informática com alunos da EJA. As aulas no laboratório são incentivadas pelo CEDEP em parceria com a Universidade de Brasília, em um projeto que incentiva alunos de graduação da universidade a atuarem socialmente através da prática do ensino de informática, integrada às atividades curriculares das disciplinas lecionadas na EJA. Auxiliamos os alunos na utilização dos computadores para a cópia de textos de livros.</text:p>
      <text:p text:style-name="P2">Dia 31 de outubro acompanhamos o encontro pedagógico realizado semanalmente para o planejamento das atividades do DF Alfabetizado com as professoras Eva, coordenadora, Claudete, professora de língua portuguesa, e Joselice, professora de matemática. A programação das atividades é planejada pelo processo da “palavra geradora”. Através do método de Paulo Freire a comunidade constrói coletivamente e incentiva a apropriação da cultura e do conhecimento pela prática educativa. Os assuntos discutidos no encontro foram:</text:p>
      <text:list xml:id="list1918136548" text:style-name="L6">
        <text:list-item>
          <text:p text:style-name="P5"><text:soft-page-break/>Preparação dos alunos que estão concluindo a alfabetização para o ingresso no EJA;</text:p>
        </text:list-item>
      </text:list>
      <text:list xml:id="list1260328963" text:style-name="L4">
        <text:list-item>
          <text:p text:style-name="P3">Expo-noturno, que são trabalhos, atividades e oficinas realizadas pelos alunos do turno noturno e apresentado à comunidade;</text:p>
        </text:list-item>
        <text:list-item>
          <text:p text:style-name="P3">Relatório do trabalho pedagógico realizado nas aulas;</text:p>
        </text:list-item>
        <text:list-item>
          <text:p text:style-name="P3">Pré-matrícula de alunos com visita à comunidade;</text:p>
        </text:list-item>
        <text:list-item>
          <text:p text:style-name="P3"><text:span text:style-name="T1">Softwares </text:span>de alfabetização (formação de palavras, dicionários eletrônicos, etc.).</text:p>
        </text:list-item>
      </text:list>
      <text:p text:style-name="P2">Em 1º de novembro visitamos o Centro de Cultura e Desenvolvimento do Paranoá, CEDEP, que é uma entidade de assistência social construída pela comunidade. Entrevistamos a Professora Maria de Lourdes, presidenta do CEDEP. Conversamos sobre a história da comunidade do Paranoá sobre a construção coletiva dos métodos educacionais em parceria com a Universidade de Brasíl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1"><draw:image xlink:href="Pictures/100002010000004700000024C13959E9.png" xlink:type="simple" xlink:show="embed" xlink:actuate="onLoad"/></draw:frame>Universidade de Brasília</text:p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20:26</meta:creation-date>
    <meta:editing-duration>PT4H38M47S</meta:editing-duration>
    <meta:editing-cycles>28</meta:editing-cycles>
    <meta:generator>LibreOffice/3.5$Linux_X86_64 LibreOffice_project/350m1$Build-2</meta:generator>
    <meta:initial-creator>Danilo </meta:initial-creator>
    <dc:date>2014-11-14T20:09:08</dc:date>
    <dc:creator>Danilo </dc:creator>
    <meta:document-statistic meta:table-count="0" meta:image-count="1" meta:object-count="0" meta:page-count="2" meta:paragraph-count="14" meta:word-count="547" meta:character-count="3618" meta:non-whitespace-character-count="3089"/>
  </office:meta>
</office:document-meta>
</file>